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SUM([.A1:.A68])" office:value-type="float" office:value="3827" calcext:value-type="float">
            <text:p>3827</text:p>
          </table:table-cell>
          <table:table-cell table:formula="of:=SUM([.B1:.B68])" office:value-type="float" office:value="501" calcext:value-type="float">
            <text:p>50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formula="of:=[.A69]+[.B69]" office:value-type="float" office:value="4328" calcext:value-type="float">
            <text:p>4328</text:p>
          </table:table-cell>
          <table:table-cell table:formula="of:=[.B69]/[.A71]" office:value-type="float" office:value="0.115757855822551" calcext:value-type="float">
            <text:p>0,11575785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kar Piechowski</meta:initial-creator>
    <meta:creation-date>2018-08-11T23:27:39.194417428</meta:creation-date>
    <dc:date>2018-08-11T23:35:40.938806563</dc:date>
    <dc:creator>Oskar Piechowski</dc:creator>
    <meta:editing-duration>PT8M1S</meta:editing-duration>
    <meta:editing-cycles>1</meta:editing-cycles>
    <meta:document-statistic meta:table-count="1" meta:cell-count="140" meta:object-count="0"/>
    <meta:generator>LibreOffice/5.1.6.2$Linux_X86_64 LibreOffice_project/10m0$Build-2</meta:generator>
  </office:meta>
</office:document-meta>
</file>